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position="0% 100%" style:font-name="Times New Roman" style:text-underline-style="none" style:font-name-asian="Times New Roman1" style:font-name-complex="Times New Roman1"/>
    </style:style>
    <style:style style:name="P2" style:family="paragraph" style:parent-style-name="Standard">
      <style:text-properties style:text-position="0% 100%" style:font-name="Times New Roman" style:text-underline-style="solid" style:text-underline-width="auto" style:text-underline-color="font-color" style:font-name-asian="Times New Roman1" style:font-name-complex="Times New Roman1"/>
    </style:style>
    <style:style style:name="P3" style:family="paragraph" style:parent-style-name="Standard">
      <style:text-properties style:font-name="Times New Roman" style:text-underline-style="solid" style:text-underline-width="auto" style:text-underline-color="font-color"/>
    </style:style>
    <style:style style:name="P4" style:family="paragraph" style:parent-style-name="Standard">
      <style:text-properties style:font-name="Times New Roman" style:text-underline-style="none"/>
    </style:style>
    <style:style style:name="P5" style:family="paragraph" style:parent-style-name="Standard">
      <style:text-properties style:font-name="Times New Roman" style:text-underline-style="none" style:font-name-asian="Times New Roman1" style:font-name-complex="Times New Roman1"/>
    </style:style>
    <style:style style:name="P6" style:family="paragraph" style:parent-style-name="Text_20_body">
      <style:text-properties style:text-position="0% 100%" style:font-name="Times New Roman" style:text-underline-style="none" style:font-name-asian="Times New Roman1" style:font-name-complex="Times New Roman1"/>
    </style:style>
    <style:style style:name="P7" style:family="paragraph" style:parent-style-name="Text_20_body">
      <style:text-properties style:font-name="Times New Roman" style:text-underline-style="none"/>
    </style:style>
    <style:style style:name="P8" style:family="paragraph" style:parent-style-name="Table_20_Contents">
      <style:paragraph-properties fo:text-align="center" style:justify-single-word="false"/>
      <style:text-properties style:font-name="Times New Roman"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style:font-name="Times New Roman" fo:font-size="12pt" fo:language="en" fo:country="G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 style:family="paragraph" style:parent-style-name="Table_20_Heading">
      <style:text-properties style:font-name="Times New Roman" style:font-name-asian="Times New Roman1" style:font-name-complex="Times New Roman1"/>
    </style:style>
    <style:style style:name="P11" style:family="paragraph" style:parent-style-name="Heading">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2" style:family="paragraph" style:parent-style-name="Text_20_body">
      <style:text-properties style:text-position="0% 100%" style:font-name="Times New Roman" style:text-underline-style="none" style:font-name-asian="Times New Roman1" style:font-name-complex="Times New Roman1"/>
    </style:style>
    <style:style style:name="P13" style:family="paragraph" style:parent-style-name="Text_20_body" style:list-style-name="L1">
      <style:text-properties style:text-position="0% 100%" style:font-name="Times New Roman" style:text-underline-style="none" style:font-name-asian="Times New Roman1" style:font-name-complex="Times New Roman1"/>
    </style:style>
    <style:style style:name="P14" style:family="paragraph" style:parent-style-name="Text_20_body">
      <style:text-properties style:text-position="0% 100%" style:text-underline-style="none" style:font-name-asian="Times New Roman1" style:font-name-complex="Times New Roman1"/>
    </style:style>
    <style:style style:name="P15" style:family="paragraph" style:parent-style-name="Heading_20_3">
      <style:text-properties style:text-position="0% 100%" style:text-underline-style="none" style:font-name-asian="Times New Roman1" style:font-name-complex="Times New Roman1"/>
    </style:style>
    <style:style style:name="P16" style:family="paragraph" style:parent-style-name="Standard">
      <style:text-properties style:font-name="Times New Roman" style:text-underline-style="none"/>
    </style:style>
    <style:style style:name="P17" style:family="paragraph" style:parent-style-name="Standard">
      <style:text-properties style:font-name="Times New Roman" style:text-underline-style="none" fo:font-weight="bold" style:font-weight-asian="bold" style:font-weight-complex="bold"/>
    </style:style>
    <style:style style:name="P18" style:family="paragraph" style:parent-style-name="Standard">
      <style:text-properties style:text-position="0% 100%" style:font-name="Times New Roman" style:text-underline-style="none" style:font-name-asian="Times New Roman1" style:font-name-complex="Times New Roman1"/>
    </style:style>
    <style:style style:name="P19" style:family="paragraph" style:parent-style-name="Heading_20_2">
      <style:text-properties fo:font-size="16pt" style:font-size-asian="16pt" style:font-size-complex="16pt"/>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style:font-name="Times New Roman" style:text-underline-style="none" style:font-name-asian="Times New Roman1" style:font-name-complex="Times New Roman1"/>
    </style:style>
    <style:style style:name="T4" style:family="text">
      <style:text-properties style:font-name-asian="Times New Roman1" style:font-name-complex="Times New Roman1"/>
    </style:style>
    <style:style style:name="T5" style:family="text">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S310: Progress report</text:p>
      <text:p text:style-name="P3"/>
      <text:h text:style-name="P19" text:outline-level="2">Project description</text:h>
      <text:p text:style-name="P3"/>
      <text:p text:style-name="P7">The purpose of this project is to create an Android application that will facilitate the learning of <text:s/>first order logic and the system of natural deduction that goes with it.</text:p>
      <text:h text:style-name="Heading_20_2" text:outline-level="2"><text:span text:style-name="T5">Progress</text:span> </text:h>
      <text:h text:style-name="Heading_20_3" text:outline-level="3">Research</text:h>
      <text:p text:style-name="Text_20_body">During the initial design stage research was undertaken on creating a parser that would recognise sentences of propositional logic.<text:span text:style-name="T3"> There are two main types of parsing: top-down and bottom-up. </text:span></text:p>
      <text:p text:style-name="P6">I looked into the advantages of both types of parser and decided on a top-down parser specifically I will use a parser generator JavaCC. The reasons for this choice are:</text:p>
      <text:list xml:id="list4731436746836796989" text:style-name="L1">
        <text:list-item>
          <text:p text:style-name="P13">It is possible to formulate a grammmar for propositional logic that belongs to the class LL(1) i.e. the class of context-free grammars that a recursive descent parser can deduce the production to use looking only at the next token of input. This will allow Javacc to generate a parser that runs in linear time. This is comparable to the speed of an LR-parser.</text:p>
        </text:list-item>
        <text:list-item>
          <text:p text:style-name="P13">JavaCC generates a parser in java source code, this means I can compile this to java bytecode which can then be translated to Dalvik Virtual Machine compatible bytecode which can be run of the Android platform.</text:p>
        </text:list-item>
        <text:list-item>
          <text:p text:style-name="P13">Simpler complexity compared to an equivalent bottom-up parser.</text:p>
        </text:list-item>
      </text:list>
      <text:h text:style-name="P15" text:outline-level="3">Project set-up</text:h>
      <text:p text:style-name="P14">The first tasks involved setting up a Android project using eclipse and a git repository. I also created an Android test project in which I translated the requirements into acceptance test cases using JUnit. I will be using test driven development so these tests will be used as a basis for what needs to implemented and used to evaluate what objectives have been met.</text:p>
      <text:h text:style-name="Heading_20_3" text:outline-level="3">Formula Checker</text:h>
      <text:p text:style-name="P3"/>
      <text:p text:style-name="P4">The primary objective for this term was to design and develop a formula checker which allows a user to input a sentence of predicate logic and check whether this sentence is a well formed formula. The formula checker was designed in a way such that it works independently from the rest of the system allowing it to be tested and demonstrated before completion of the other components of the system. This component of the system is now complete and usable.</text:p>
      <text:p text:style-name="P4"/>
      <text:p text:style-name="P17">User interface</text:p>
      <text:p text:style-name="P4"/>
      <text:p text:style-name="P4">The first part of this component was the design of the user interface. I specifically decided to design the user interface first as due to the nature of the project as a learning tool the user experience is of great importance. By designing the user interface first I can adapt the underlying representation to reflect the interface rather than the other way around. This allows me to create an intuitive and user friendly interface which gives me the features that I should implement. </text:p>
      <text:p text:style-name="P4"><text:soft-page-break/></text:p>
      <text:p text:style-name="P4">I have decided the best way for the user to enter sentences would be to restrict the input that the user can give. The user interface is similar to that of a calculator with a display, a button for each operator and a backspace button. In addition to these buttons there is a also a button for the user to add a predicate. When this button is pressed a dialog box will pop up and the user will be able to use the soft keyboard to enter text to give the predicate a name. The name cannot contain spaces and must start with a capital letter. This predicate, which currently will be restricted to a propositional variable, will then appear in a list alongside the operator buttons. The user may touch the propositional variables in the list to add them to the sentence being created.</text:p>
      <text:p text:style-name="P4"/>
      <text:p text:style-name="P4">A token representing an operator or a propositional variable will be generated each time a user touches the various operator buttons or adds propositional variable to the input sentence. These tokens are stored within a list and can be removed by using the backspace button at the appropriate position. When the user chooses to submit the sentence these tokens will be sent to the parser for evaluation.</text:p>
      <text:p text:style-name="P4"/>
      <text:p text:style-name="P17">Parser</text:p>
      <text:p text:style-name="P4"/>
      <text:p text:style-name="P6">I chose to create a parser using the parser generator Javacc. The first task was to formulate a grammar that accepts the language of propositional logic.</text:p>
      <text:p text:style-name="P4">A well formed formula of propositional logic, Φ, is defined as follows:</text:p>
      <text:p text:style-name="P4"/>
      <text:p text:style-name="P4">Φ := Predicate | <text:s/><text:span text:style-name="T4">¬ (Φ) | (Φ ˄ Φ) | (Φ ˅ Φ) | (Φ → Φ) | (Φ ↔ Φ) </text:span></text:p>
      <text:p text:style-name="P3"/>
      <text:p text:style-name="P4"><text:span text:style-name="T4">I wanted to allow the user to omit unnecessary brackets by using the precedence rules: ¬</text:span> binds more tightly than <text:span text:style-name="T4">˄</text:span> and <text:span text:style-name="T4">˅</text:span>, and the latter two bind more tightly than <text:span text:style-name="T4">→</text:span> and <text:span text:style-name="T4">↔</text:span>. <text:s/>To do this I added non-terminals so that the grammar reflects the precedence hierarchy. The idea is simply that each sub-formula of an expression cannot contain an operator of lower precedence unless this sub-formula is surrounded by brackets. The modified grammar is as follows:</text:p>
      <text:p text:style-name="P5"/>
      <text:p text:style-name="P5">formula<text:span text:style-name="T1">1</text:span> =&gt; <text:s/>formula<text:span text:style-name="T1">1</text:span> → formula<text:span text:style-name="T1">1</text:span> | formula<text:span text:style-name="T1">1</text:span> ↔ formula<text:span text:style-name="T1">1</text:span> | formula<text:span text:style-name="T1">2</text:span></text:p>
      <text:p text:style-name="P5">formula<text:span text:style-name="T1">2</text:span>=&gt; <text:s/>formula<text:span text:style-name="T1">2</text:span> ˄ formula<text:span text:style-name="T1">2</text:span>| formula<text:span text:style-name="T1">2 </text:span>˅ formula<text:span text:style-name="T1">2</text:span> | formula<text:span text:style-name="T1">3</text:span></text:p>
      <text:p text:style-name="P5">formula<text:span text:style-name="T1">3</text:span> =&gt; <text:s/>¬ formula<text:span text:style-name="T1">4</text:span> | formula<text:span text:style-name="T1">4</text:span></text:p>
      <text:p text:style-name="P5">formula<text:span text:style-name="T1">4</text:span> =&gt; <text:s/>Predicate | <text:s/>( formula<text:span text:style-name="T1">1</text:span> )</text:p>
      <text:p text:style-name="P5"/>
      <text:p text:style-name="P5">The above grammar now takes into account the hierarchy of the operators. This grammar, however, has some drawbacks. The first is that this grammar has left recursive productions for formula<text:span text:style-name="T1">1 </text:span><text:span text:style-name="T2">and formula</text:span><text:span text:style-name="T1">2</text:span>. This is not always a bad thing for a grammar but it does mean that this grammar could not be parsed by an LL(k) parser. The second drawback is that this grammar also has right recursive for productions <text:s/>formula<text:span text:style-name="T1">1 </text:span><text:span text:style-name="T2">and formula</text:span><text:span text:style-name="T1">2</text:span><text:span text:style-name="T2"> resulting</text:span> in an ambiguous grammar. Take a well formed formula such as P ˄ Q ˄ <text:s/>R, this could be interpreted as either (P ˄ <text:s/>Q) ˄ <text:s/>R or P ˄ <text:s/>(Q ˄ <text:s/>R). </text:p>
      <text:p text:style-name="P5"/>
      <text:p text:style-name="P5">Removing left recursion is simple in this case. For the productions which have left-recursion take the first element on the RHS of the production and change it to the non-terminal which is immediately above it the precedence hierarchy.</text:p>
      <text:p text:style-name="P5"/>
      <text:p text:style-name="P5">So for our grammar this gives us:</text:p>
      <text:p text:style-name="P5"/>
      <text:p text:style-name="P5">formula<text:span text:style-name="T1">1</text:span> =&gt; <text:s/>formula<text:span text:style-name="T1">2 </text:span>→ formula<text:span text:style-name="T1">1</text:span> | formula<text:span text:style-name="T1">2</text:span> ↔ formula<text:span text:style-name="T1">1 </text:span>| formula<text:span text:style-name="T1">2</text:span></text:p>
      <text:p text:style-name="P5">formula<text:span text:style-name="T1">2 </text:span>=&gt; <text:s/>formula<text:span text:style-name="T1">3</text:span> ˄ formula<text:span text:style-name="T1">2</text:span> | formula<text:span text:style-name="T1">3</text:span> ˅ formula<text:span text:style-name="T1">2</text:span> | formula<text:span text:style-name="T1">3</text:span></text:p>
      <text:p text:style-name="P5">formula<text:span text:style-name="T1">3</text:span> =&gt; <text:s/>¬ formula<text:span text:style-name="T1">4</text:span> | formula<text:span text:style-name="T1">4</text:span></text:p>
      <text:p text:style-name="P5">formula<text:span text:style-name="T1">4</text:span> =&gt; <text:s/>Predicate | <text:s/>( formula<text:span text:style-name="T1">1</text:span> )</text:p>
      <text:p text:style-name="P5"><text:soft-page-break/></text:p>
      <text:p text:style-name="P5">Now the productions for formula<text:span text:style-name="T1">1 </text:span><text:span text:style-name="T2">and formula</text:span><text:span text:style-name="T1">2 </text:span><text:span text:style-name="T2">are only right recursive so the ambiguity has been removed. The problem now is that the operators → , ↔, ˄ <text:s/>and ˅ are now right associative. So the sentence P ˄ Q ˄ <text:s/>R would be accepted by the parser and interpreted as P ˄ <text:s/>(Q ˄ <text:s/>R), the opposite of what one would expect. <text:s/></text:span></text:p>
      <text:p text:style-name="P1"/>
      <text:p text:style-name="P1">Right recursion could be removed in a similar manner to the way left recursion was removed. This would give us the grammar:</text:p>
      <text:p text:style-name="P5"/>
      <text:p text:style-name="P5">formula<text:span text:style-name="T1">1</text:span> =&gt; <text:s/>formula<text:span text:style-name="T1">2 </text:span>→ formula<text:span text:style-name="T1">2</text:span> | formula<text:span text:style-name="T1">2</text:span> ↔ formula<text:span text:style-name="T1">2 </text:span>| formula<text:span text:style-name="T1">2</text:span></text:p>
      <text:p text:style-name="P5">formula<text:span text:style-name="T1">2 </text:span>=&gt; <text:s/>formula<text:span text:style-name="T1">3</text:span> ˄ formula<text:span text:style-name="T1">3</text:span> | formula<text:span text:style-name="T1">3</text:span> ˅ formula<text:span text:style-name="T1">3</text:span> | formula<text:span text:style-name="T1">3</text:span></text:p>
      <text:p text:style-name="P5">formula<text:span text:style-name="T1">3</text:span> =&gt; <text:s/>¬ formula<text:span text:style-name="T1">4</text:span> | formula<text:span text:style-name="T1">4</text:span></text:p>
      <text:p text:style-name="P5"><text:span text:style-name="T2">formula</text:span><text:span text:style-name="T1">4</text:span><text:span text:style-name="T2"> =&gt; <text:s/>Predicate | <text:s/>( formula</text:span><text:span text:style-name="T1">1</text:span><text:span text:style-name="T2"> )</text:span></text:p>
      <text:p text:style-name="P1"/>
      <text:p text:style-name="P1">This, however, changes the language accepted by the grammar. The operators → , ↔, ˄ <text:s/>and ˅ have become non-associative so sentences of the form P . Q . R, where . is one of the four operators mentioned, are no longer accepted, brackets would have to be used within this sentence to make it acceptable by this grammar. </text:p>
      <text:p text:style-name="P1"/>
      <text:p text:style-name="P1">To create an abstract syntax tree I have used the Javacc pre-processor JJTree. JJTree allows the user to add annotations alongside productions in the grammar which once run through JJTree will insert code that will generate an abstract syntax tree during parsing. </text:p>
      <text:p text:style-name="P1"/>
      <text:p text:style-name="P1">I added annotations such that a node will be created each time the parser encounters the terminals ¬ <text:s/>or Predicate. For the terminals → , ↔, ˄ <text:s/>and ˅ a node will only be created after the following non terminal has been fully expanded; the two most recent nodes are then assigned as the children of this node. Note there are no nodes for brackets as the information conveyed <text:s/>by any brackets is stored implicitly by the structure of the tree. This has the advantage that regardless of how many brackets the user uses when inputting the sentence it will be displayed consistently with only necessary brackets.</text:p>
      <text:h text:style-name="Heading_20_3" text:outline-level="3">Proof checker</text:h>
      <text:p text:style-name="P2"/>
      <text:p text:style-name="P1">A fitch style proof consists of premises, assumptions, sub proofs and derivations which are steps in which previous steps are used along with a rule to justify this step. The proof checker will allow users to add sentences of FOL using the formula checker, so all sentences will be well formed formulas. Alongside these sentences the user will be able to define the step as a premise, assumption or a derivation. If the line is defined as an assumption this will open a subproof and if a line is defined a derivation then the user must also give the rules used and the line numbers of previous steps to be used as evidence.</text:p>
      <text:p text:style-name="P1"/>
      <text:p text:style-name="P1">The program will have a pre-defined set of rules which it will use to check the correctness of steps in the proof. When a rule is used as evidence for a particular step the program will apply the rule to the given line numbers and then compare the result with the sentence the user is trying to derive. If they match the step will be accepted, if not then the user will be given feedback on why the line is not a logical consequence of applying the given rule to the given lines.</text:p>
      <text:p text:style-name="P1"/>
      <text:p text:style-name="P1"><text:s/>A crucial part of Fitch style proofs is the use of subproofs and the notion of scope. Scope, in this context, is the notion that a line within a subproof cannot be used outside of this subproof along with a rule as justification for another step. To simulate these notions a proof will be stored as list where each item in the list can be an premise, a derivation using rules combined with previous arguments or a sub-proof. Scope can now be implemented by allowing a derivation to use any <text:soft-page-break/>preceding item in the same list or any preceding item that from a list that contains this list. Note that if the derivation is trying to use an item which is a subproof it cannot use any of it's constituent items but must use that item as a whole; this means that any such item can only be used by a rule which requires a subproof as evidence. Whether an item is a subproof or not is easily verifiable since an item is a subproof if and only if it is a list of length greater than one.</text:p>
      <text:p text:style-name="P1"/>
      <text:h text:style-name="Heading_20_3" text:outline-level="3">Evaluation of Progress</text:h>
      <text:p text:style-name="Text_20_body">Progression of the project has been reasonably consistent with the timetable set out in the project specification. I added three extra days at the beginning to the initial research and design phase as the original time of one week was insufficient. The extra time allowed me to develop a more detailed view of how components would interact with each other before starting on the development. </text:p>
      <text:p text:style-name="Text_20_body">The formula checker has been developed and tested and is now fully functioning. The graphical user interface is user friendly although could do with some superficial modifications, time has been allocated towards the end of the project for this.</text:p>
      <text:p text:style-name="Text_20_body">I am currently working on the adding the rules of inference into the program. Due to the extra week of design time the project was slightly behind schedule but this is expected to be finished within the next couple of days meaning the project is only around three to four days behind the original estimation.</text:p>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Time Period</text:p>
            </table:table-cell>
            <table:table-cell table:style-name="Table1.B1" office:value-type="string">
              <text:p text:style-name="P10">Task</text:p>
            </table:table-cell>
          </table:table-row>
        </table:table-header-rows>
        <table:table-row>
          <table:table-cell table:style-name="Table1.A2" office:value-type="string">
            <text:p text:style-name="P8">Now - 28/11/12</text:p>
          </table:table-cell>
          <table:table-cell table:style-name="Table1.B2" office:value-type="string">
            <text:p text:style-name="P9">Rules of inference</text:p>
          </table:table-cell>
        </table:table-row>
        <table:table-row>
          <table:table-cell table:style-name="Table1.A2" office:value-type="string">
            <text:p text:style-name="P8">29/11/12 - 15/12/12</text:p>
          </table:table-cell>
          <table:table-cell table:style-name="Table1.B2" office:value-type="string">
            <text:p text:style-name="P9">GUI for proof builder</text:p>
          </table:table-cell>
        </table:table-row>
        <table:table-row>
          <table:table-cell table:style-name="Table1.A2" office:value-type="string">
            <text:p text:style-name="P8">16/12/12 - 13/1/13</text:p>
          </table:table-cell>
          <table:table-cell table:style-name="Table1.B2" office:value-type="string">
            <text:p text:style-name="P8">Proof checking</text:p>
          </table:table-cell>
        </table:table-row>
        <table:table-row>
          <table:table-cell table:style-name="Table1.A2" office:value-type="string">
            <text:p text:style-name="P8">14/1/13 - 03/2/13</text:p>
          </table:table-cell>
          <table:table-cell table:style-name="Table1.B2" office:value-type="string">
            <text:p text:style-name="P9">Extension to propositional logic</text:p>
          </table:table-cell>
        </table:table-row>
        <table:table-row>
          <table:table-cell table:style-name="Table1.A2" office:value-type="string">
            <text:p text:style-name="P8">04/01/2013 - 24/2/13</text:p>
          </table:table-cell>
          <table:table-cell table:style-name="Table1.B2" office:value-type="string">
            <text:p text:style-name="P9">GUI main pages, menus and general enhancement</text:p>
          </table:table-cell>
        </table:table-row>
        <table:table-row>
          <table:table-cell table:style-name="Table1.A2" office:value-type="string">
            <text:p text:style-name="P8">25/02/12 – 04/03/2013</text:p>
          </table:table-cell>
          <table:table-cell table:style-name="Table1.B2" office:value-type="string">
            <text:p text:style-name="P9">Presentation preperation</text:p>
          </table:table-cell>
        </table:table-row>
        <table:table-row>
          <table:table-cell table:style-name="Table1.A2" office:value-type="string">
            <text:p text:style-name="P8">04/03/12 – 22/04/2013</text:p>
          </table:table-cell>
          <table:table-cell table:style-name="Table1.B2" office:value-type="string">
            <text:p text:style-name="P9">Final adjustments + project report</text:p>
          </table:table-cell>
        </table:table-row>
      </table:table>
      <text:p text:style-name="P1"/>
      <text:p text:style-name="P1"/>
      <text:p text:style-name="P1"/>
      <text:p text:style-name="P2"/>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0T12:50:35.43</meta:creation-date>
    <dc:date>2012-12-19T02:01:51.64</dc:date>
    <meta:editing-duration>P1DT9H43M58S</meta:editing-duration>
    <meta:editing-cycles>46</meta:editing-cycles>
    <meta:generator>OpenOffice.org/3.4.1$Win32 OpenOffice.org_project/341m1$Build-9593</meta:generator>
    <meta:document-statistic meta:table-count="1" meta:image-count="0" meta:object-count="0" meta:page-count="4" meta:paragraph-count="67" meta:word-count="1947" meta:character-count="10986"/>
  </office:meta>
</office:document-meta>
</file>